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stroke="none" draw:fill="none" draw:fill-color="#ffffff" fo:min-height="0.75cm"/>
    </style:style>
    <style:style style:name="gr3" style:family="graphic" style:parent-style-name="standard">
      <style:graphic-properties draw:fill="solid" draw:fill-color="#bdb76b" draw:textarea-vertical-align="middle" draw:auto-grow-height="false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-color="#bdb76b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align="center" fo:text-indent="0cm"/>
      <style:text-properties fo:color="#8b0000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b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5cm" svg:height="2cm" svg:x="7cm" svg:y="1.5cm">
          <text:p text:style-name="P1"><text:span text:style-name="T1">Tree 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5cm" svg:height="1.038cm" svg:x="12.3cm" svg:y="1.6cm">
          <draw:text-box>
            <text:p text:style-name="P3"><text:span text:style-name="T2">Configured root of directories tree</text:span></text:p>
          </draw:text-box>
        </draw:frame>
        <draw:custom-shape draw:style-name="gr3" draw:text-style-name="P5" draw:id="id2" draw:layer="layout" svg:width="5.5cm" svg:height="2.5cm" svg:x="1.5cm" svg:y="5.5cm">
          <text:p text:style-name="P5"><text:span text:style-name="T3">UTC-TAI.his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-0.501cm" svg:x1="9.5cm" svg:y1="3.5cm" svg:x2="4.249cm" svg:y2="5.5cm" draw:start-shape="id1" draw:start-glue-point="2" draw:end-shape="id2" draw:end-glue-point="5" svg:d="m9500 3500v500h-5251v1500">
          <text:p text:style-name="P3"/>
        </draw:connector>
        <draw:custom-shape draw:style-name="gr1" draw:text-style-name="P2" draw:id="id3" draw:layer="layout" svg:width="6cm" svg:height="2cm" svg:x="9cm" svg:y="5.5cm">
          <text:p text:style-name="P1"><text:span text:style-name="T1">Earth Orientation</text:span></text:p>
          <text:p text:style-name="P1"><text:span text:style-name="T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5cm" svg:height="2cm" svg:x="22.75cm" svg:y="5.5cm">
          <text:p text:style-name="P1"><text:span text:style-name="T1">DE 405</text:span></text:p>
          <text:p text:style-name="P1"><text:span text:style-name="T1">ephemer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501cm" svg:x1="9.5cm" svg:y1="3.5cm" svg:x2="12cm" svg:y2="5.5cm" draw:start-shape="id1" draw:start-glue-point="2" draw:end-shape="id3" draw:end-glue-point="0" svg:d="m9500 3500v500h2500v1500">
          <text:p text:style-name="P3"/>
        </draw:connector>
        <draw:connector draw:style-name="gr4" draw:text-style-name="P6" draw:layer="layout" draw:line-skew="-0.501cm" svg:x1="9.5cm" svg:y1="3.5cm" svg:x2="25.25cm" svg:y2="5.5cm" draw:start-shape="id1" draw:start-glue-point="2" draw:end-shape="id4" draw:end-glue-point="0" svg:d="m9500 3500v500h15750v1500">
          <text:p text:style-name="P3"/>
        </draw:connector>
        <draw:custom-shape draw:style-name="gr1" draw:text-style-name="P2" draw:id="id6" draw:layer="layout" svg:width="3.5cm" svg:height="1.5cm" svg:x="14.5cm" svg:y="9.5cm">
          <text:p text:style-name="P1"><text:span text:style-name="T1">yea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5cm" svg:height="1.5cm" svg:x="5.875cm" svg:y="9.375cm">
          <text:p text:style-name="P1"><text:span text:style-name="T1">month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0.438cm" svg:x1="12cm" svg:y1="7.5cm" svg:x2="7.625cm" svg:y2="9.375cm" draw:start-shape="id3" draw:start-glue-point="2" draw:end-shape="id5" draw:end-glue-point="0" svg:d="m12000 7500v500h-4375v1375">
          <text:p text:style-name="P3"/>
        </draw:connector>
        <draw:connector draw:style-name="gr4" draw:text-style-name="P6" draw:layer="layout" draw:line-skew="-0.501cm" svg:x1="12cm" svg:y1="7.5cm" svg:x2="16.25cm" svg:y2="9.5cm" draw:start-shape="id3" draw:start-glue-point="2" draw:end-shape="id6" draw:end-glue-point="0" svg:d="m12000 7500v500h4250v1500">
          <text:p text:style-name="P3"/>
        </draw:connector>
        <draw:custom-shape draw:style-name="gr5" draw:text-style-name="P5" draw:id="id7" draw:layer="layout" svg:width="8cm" svg:height="2.5cm" svg:x="1.5cm" svg:y="12.4cm">
          <text:p text:style-name="P5">bulletinb_IAU2000-216.t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8" draw:layer="layout" svg:width="8cm" svg:height="2.5cm" svg:x="1.5cm" svg:y="15.4cm">
          <text:p text:style-name="P5">bulletinb_IAU2000-217.t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1" draw:layer="layout" svg:width="7cm" svg:height="2cm" svg:x="13.5cm" svg:y="12.1cm">
          <text:p text:style-name="P5">eopc04_IAU2000.0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9" draw:layer="layout" svg:width="7cm" svg:height="2cm" svg:x="13.5cm" svg:y="17.1cm">
          <text:p text:style-name="P5">eopc04_IAU2000.05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0" draw:layer="layout" svg:width="7cm" svg:height="2cm" svg:x="13.5cm" svg:y="14.6cm">
          <text:p text:style-name="P5">eopc04_IAU2000.04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0cm 0.999cm" svg:x1="7.625cm" svg:y1="10.875cm" svg:x2="9.5cm" svg:y2="13.649cm" draw:start-shape="id5" draw:start-glue-point="2" draw:end-shape="id7" draw:end-glue-point="8" svg:d="m7625 10875v763h3375v2011h-1500">
          <text:p text:style-name="P3"/>
        </draw:connector>
        <draw:connector draw:style-name="gr4" draw:text-style-name="P6" draw:layer="layout" draw:line-skew="-1.451cm 0.999cm" svg:x1="7.625cm" svg:y1="10.875cm" svg:x2="9.5cm" svg:y2="16.649cm" draw:start-shape="id5" draw:start-glue-point="2" draw:end-shape="id8" draw:end-glue-point="8" svg:d="m7625 10875v812h3375v4962h-1500">
          <text:p text:style-name="P3"/>
        </draw:connector>
        <draw:connector draw:style-name="gr4" draw:text-style-name="P6" draw:layer="layout" draw:line-skew="-1cm" svg:x1="14.5cm" svg:y1="10.25cm" svg:x2="13.5cm" svg:y2="18.099cm" draw:start-shape="id6" draw:start-glue-point="3" draw:end-shape="id9" draw:end-glue-point="6" svg:d="m14500 10250h-2500v7849h1500">
          <text:p text:style-name="P3"/>
        </draw:connector>
        <draw:connector draw:style-name="gr4" draw:text-style-name="P6" draw:layer="layout" draw:line-skew="-1cm" svg:x1="14.5cm" svg:y1="10.25cm" svg:x2="13.5cm" svg:y2="15.6cm" draw:start-shape="id6" draw:start-glue-point="3" draw:end-shape="id10" svg:d="m14500 10250h-2500v5350h1500">
          <text:p text:style-name="P3"/>
        </draw:connector>
        <draw:connector draw:style-name="gr4" draw:text-style-name="P6" draw:layer="layout" draw:line-skew="-1cm" svg:x1="14.5cm" svg:y1="10.25cm" svg:x2="13.5cm" svg:y2="13.099cm" draw:start-shape="id6" draw:start-glue-point="3" draw:end-shape="id11" draw:end-glue-point="6" svg:d="m14500 10250h-2500v2849h1500">
          <text:p text:style-name="P3"/>
        </draw:connector>
        <draw:custom-shape draw:style-name="gr5" draw:text-style-name="P5" draw:id="id12" draw:layer="layout" svg:width="5.5cm" svg:height="2cm" svg:x="22.5cm" svg:y="8.7cm">
          <text:p text:style-name="P5">unxp1950.405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id="id13" draw:layer="layout" svg:width="5.5cm" svg:height="2cm" svg:x="22.5cm" svg:y="11.2cm">
          <text:p text:style-name="P5">unxp2000.405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line-skew="-1cm" svg:x1="22.75cm" svg:y1="6.5cm" svg:x2="22.5cm" svg:y2="9.699cm" draw:start-shape="id4" draw:end-shape="id12" draw:end-glue-point="6" svg:d="m22750 6500h-1750v3199h1500">
          <text:p text:style-name="P3"/>
        </draw:connector>
        <draw:connector draw:style-name="gr4" draw:text-style-name="P6" draw:layer="layout" draw:line-skew="-1cm" svg:x1="22.75cm" svg:y1="6.5cm" svg:x2="22.5cm" svg:y2="12.199cm" draw:start-shape="id4" draw:start-glue-point="3" draw:end-shape="id13" draw:end-glue-point="6" svg:d="m22750 6500h-1750v5699h150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25T16:12:45</dc:date>
    <meta:editing-cycles>21</meta:editing-cycles>
    <meta:editing-duration>PT2H48M2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